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1c72" officeooo:paragraph-rsid="001e1c72"/>
    </style:style>
    <style:style style:name="P2" style:family="paragraph" style:parent-style-name="Standard">
      <style:text-properties officeooo:rsid="001f8e1d" officeooo:paragraph-rsid="001f8e1d"/>
    </style:style>
    <style:style style:name="P3" style:family="paragraph" style:parent-style-name="Standard">
      <style:text-properties officeooo:rsid="0021dfe9" officeooo:paragraph-rsid="0021dfe9"/>
    </style:style>
    <style:style style:name="P4" style:family="paragraph" style:parent-style-name="Standard">
      <style:text-properties officeooo:rsid="0021dfe9" officeooo:paragraph-rsid="0023c7fc"/>
    </style:style>
    <style:style style:name="P5" style:family="paragraph" style:parent-style-name="Standard">
      <style:text-properties officeooo:rsid="0027ba65" officeooo:paragraph-rsid="0027ba65"/>
    </style:style>
    <style:style style:name="P6" style:family="paragraph" style:parent-style-name="Standard">
      <style:text-properties officeooo:rsid="002b1621" officeooo:paragraph-rsid="002b1621"/>
    </style:style>
    <style:style style:name="P7" style:family="paragraph" style:parent-style-name="Standard">
      <style:text-properties officeooo:rsid="002e3985" officeooo:paragraph-rsid="002e3985"/>
    </style:style>
    <style:style style:name="T1" style:family="text">
      <style:text-properties officeooo:rsid="001e1c72"/>
    </style:style>
    <style:style style:name="T2" style:family="text">
      <style:text-properties officeooo:rsid="001f8e1d"/>
    </style:style>
    <style:style style:name="T3" style:family="text">
      <style:text-properties officeooo:rsid="0021dfe9"/>
    </style:style>
    <style:style style:name="T4" style:family="text">
      <style:text-properties officeooo:rsid="0023c7fc"/>
    </style:style>
    <style:style style:name="T5" style:family="text">
      <style:text-properties officeooo:rsid="00290e78"/>
    </style:style>
    <style:style style:name="T6" style:family="text">
      <style:text-properties officeooo:rsid="002b4a4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b4a4c" style:font-weight-asian="bold" style:font-weight-complex="bold"/>
    </style:style>
    <style:style style:name="T9" style:family="text">
      <style:text-properties fo:font-weight="bold" officeooo:rsid="003124e8" style:font-weight-asian="bold" style:font-weight-complex="bold"/>
    </style:style>
    <style:style style:name="T10" style:family="text">
      <style:text-properties fo:font-weight="bold" officeooo:rsid="0021dfe9" style:font-weight-asian="bold" style:font-weight-complex="bold"/>
    </style:style>
    <style:style style:name="T11" style:family="text">
      <style:text-properties fo:font-weight="bold" officeooo:rsid="0023c7fc" style:font-weight-asian="bold" style:font-weight-complex="bold"/>
    </style:style>
    <style:style style:name="T12" style:family="text">
      <style:text-properties fo:font-weight="bold" officeooo:rsid="001e1c72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cbf4e" style:font-weight-asian="normal" style:font-weight-complex="normal"/>
    </style:style>
    <style:style style:name="T15" style:family="text">
      <style:text-properties fo:font-weight="normal" officeooo:rsid="002e3985" style:font-weight-asian="normal" style:font-weight-complex="normal"/>
    </style:style>
    <style:style style:name="T16" style:family="text">
      <style:text-properties fo:font-weight="normal" officeooo:rsid="002f81ba" style:font-weight-asian="normal" style:font-weight-complex="normal"/>
    </style:style>
    <style:style style:name="T17" style:family="text">
      <style:text-properties officeooo:rsid="003124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 <text:s text:c="4"/><text:span text:style-name="T12">CHAT SERVER</text:span></text:p>
      <text:p text:style-name="Standard"/>
      <text:p text:style-name="P1">A concurrent server which can support upto 100 clients simultaneously. Server is continuosly listening to the client requests and asks for the USERNAME as soon as a client makes request to join the Chat Server. A new entry is made into the Server <text:span text:style-name="T2">if a new UserName is found, but if an old Username is found then it is recognised and the old connection is setup again.</text:span></text:p>
      <text:p text:style-name="P1"/>
      <text:p text:style-name="P2">Commands used by user:</text:p>
      <text:p text:style-name="P2"/>
      <text:p text:style-name="P2">1) <text:span text:style-name="T7">exit</text:span> <text:s/>=&gt; to go offline</text:p>
      <text:p text:style-name="P2">2) <text:span text:style-name="T7">get_users</text:span> =&gt; to know which users are corrently online and offline ( o – online ; x - offline )</text:p>
      <text:p text:style-name="P2">3) <text:span text:style-name="T7">&lt;username</text:span><text:span text:style-name="T9">&gt;</text:span><text:span text:style-name="T7">: &lt;message&gt;</text:span> =&gt; to send message to any of the specified user in the get_user list <text:tab/>either online or offline. (&lt;username&gt; and : are written without spaces)</text:p>
      <text:p text:style-name="P2">4) <text:span text:style-name="T10">broad: &lt;message&gt;</text:span><text:span text:style-name="T3"> =&gt; to send message to all the users ever registered in the chat system</text:span></text:p>
      <text:p text:style-name="P3">5) <text:span text:style-name="T7">mk_grp:&lt;group_name&gt;:&lt;username&gt;:&lt;username&gt;.....</text:span>(<text:span text:style-name="T17">max 32 number of users</text:span>) =&gt; to make a <text:tab/>group <text:tab/>of users. Later this group name can be used to send message to the specified users. <text:s text:c="13"/><text:tab/>(all wiithout spaces).</text:p>
      <text:p text:style-name="P4">6) <text:span text:style-name="T11">&lt;group_name&gt;: &lt;message&gt;</text:span><text:span text:style-name="T4"> =&gt; to send message to all the users in the group either online or <text:tab/>offline. (&lt;groupname&gt; and : are written without spaces).</text:span></text:p>
      <text:p text:style-name="P4"/>
      <text:p text:style-name="P5"><text:span text:style-name="T7">(a)</text:span> to join and leave the chat system</text:p>
      <text:p text:style-name="P5"><text:tab/>run the ./client command on the terminal and type the username to joint he chat system.</text:p>
      <text:p text:style-name="P5"><text:tab/>Send exit to go offline.</text:p>
      <text:p text:style-name="P5"><text:span text:style-name="T7">(b)</text:span> to get the list of online and offline users </text:p>
      <text:p text:style-name="P5"><text:tab/>use command 2) get_users</text:p>
      <text:p text:style-name="P5"><text:span text:style-name="T7">(c)</text:span> to send message to any users</text:p>
      <text:p text:style-name="P5"><text:tab/>to send to all users use command 4) eg;- broad: hello</text:p>
      <text:p text:style-name="P5"><text:tab/>to send to a particular user use command 3) eg;- user1: hello</text:p>
      <text:p text:style-name="P5"><text:tab/>to send to a group of users first create a group by command 5) <text:s/><text:tab/><text:tab/><text:tab/><text:tab/><text:tab/><text:tab/>eg;- mk_grp:grp1:user1:user2:user3 <text:span text:style-name="T5">then type grp1: hello and the message is <text:tab/><text:tab/><text:tab/>delivered to all the users in the group.</text:span></text:p>
      <text:p text:style-name="P6"><text:span text:style-name="T7">(d)</text:span> server creating a new process for every client connection and use message queue for <text:s/>communicating among the child processes.</text:p>
      <text:p text:style-name="P6"><text:tab/><text:span text:style-name="T6">Server has one global queue storing structure </text:span><text:span text:style-name="T8">msgform. </text:span><text:span text:style-name="T14">All messages sent accross the server <text:tab/>are stored on the message queue with the sender name and receiver_id. </text:span><text:span text:style-name="T15">All the child process <text:tab/>are continuosly polling for their respective clients messages on the queue. If found it fetched <text:tab/>and does a send call to the client.</text:span></text:p>
      <text:p text:style-name="P7"><text:span text:style-name="T7">(e)</text:span><text:span text:style-name="T13"> chat groups can be created</text:span></text:p>
      <text:p text:style-name="P7"><text:span text:style-name="T13"><text:tab/>by using command 5) and communication can be done by any client on the chat group </text:span><text:span text:style-name="T16">by <text:tab/>command 6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21:02:40.311017886</meta:creation-date>
    <dc:date>2018-03-11T22:16:53.016371190</dc:date>
    <meta:editing-duration>PT32M25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402" meta:character-count="2290" meta:non-whitespace-character-count="1856"/>
  </office:meta>
</office:document-meta>
</file>